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Knapsack trueworth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HRISTIAN MCCAFFREY</text:p>
          </table:table-cell>
          <table:table-cell office:value-type="string" calcext:value-type="string">
            <text:p>RB</text:p>
          </table:table-cell>
          <table:table-cell office:value-type="float" office:value="62.218746" calcext:value-type="float">
            <text:p>62.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OSH ALLEN</text:p>
          </table:table-cell>
          <table:table-cell office:value-type="string" calcext:value-type="string">
            <text:p>QB</text:p>
          </table:table-cell>
          <table:table-cell office:value-type="float" office:value="88.7892636" calcext:value-type="float">
            <text:p>88.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YREEK HILL</text:p>
          </table:table-cell>
          <table:table-cell office:value-type="string" calcext:value-type="string">
            <text:p>WR</text:p>
          </table:table-cell>
          <table:table-cell office:value-type="float" office:value="80.662971" calcext:value-type="float">
            <text:p>80.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EEDEE LAMB</text:p>
          </table:table-cell>
          <table:table-cell office:value-type="string" calcext:value-type="string">
            <text:p>WR</text:p>
          </table:table-cell>
          <table:table-cell office:value-type="float" office:value="79.683396" calcext:value-type="float">
            <text:p>79.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ALEN HURTS</text:p>
          </table:table-cell>
          <table:table-cell office:value-type="string" calcext:value-type="string">
            <text:p>QB</text:p>
          </table:table-cell>
          <table:table-cell office:value-type="float" office:value="87.28003434" calcext:value-type="float">
            <text:p>87.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ATRICK MAHOMES</text:p>
          </table:table-cell>
          <table:table-cell office:value-type="string" calcext:value-type="string">
            <text:p>QB</text:p>
          </table:table-cell>
          <table:table-cell office:value-type="float" office:value="83.36213616" calcext:value-type="float">
            <text:p>83.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AMAR JACKSON</text:p>
          </table:table-cell>
          <table:table-cell office:value-type="string" calcext:value-type="string">
            <text:p>QB</text:p>
          </table:table-cell>
          <table:table-cell office:value-type="float" office:value="83.28591246" calcext:value-type="float">
            <text:p>83.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A'MARR CHASE</text:p>
          </table:table-cell>
          <table:table-cell office:value-type="string" calcext:value-type="string">
            <text:p>WR</text:p>
          </table:table-cell>
          <table:table-cell office:value-type="float" office:value="74.667972" calcext:value-type="float">
            <text:p>74.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USTIN JEFFERSON</text:p>
          </table:table-cell>
          <table:table-cell office:value-type="string" calcext:value-type="string">
            <text:p>WR</text:p>
          </table:table-cell>
          <table:table-cell office:value-type="float" office:value="74.589606" calcext:value-type="float">
            <text:p>74.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EECE HALL</text:p>
          </table:table-cell>
          <table:table-cell office:value-type="string" calcext:value-type="string">
            <text:p>RB</text:p>
          </table:table-cell>
          <table:table-cell office:value-type="float" office:value="52.937847" calcext:value-type="float">
            <text:p>52.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MON-RA ST. BROWN</text:p>
          </table:table-cell>
          <table:table-cell office:value-type="string" calcext:value-type="string">
            <text:p>WR</text:p>
          </table:table-cell>
          <table:table-cell office:value-type="float" office:value="72.865554" calcext:value-type="float">
            <text:p>72.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NTHONY RICHARDSON</text:p>
          </table:table-cell>
          <table:table-cell office:value-type="string" calcext:value-type="string">
            <text:p>QB</text:p>
          </table:table-cell>
          <table:table-cell office:value-type="float" office:value="80.54694084" calcext:value-type="float">
            <text:p>80.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ARRETT WILSON</text:p>
          </table:table-cell>
          <table:table-cell office:value-type="string" calcext:value-type="string">
            <text:p>WR</text:p>
          </table:table-cell>
          <table:table-cell office:value-type="float" office:value="72.199443" calcext:value-type="float">
            <text:p>72.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J BROWN</text:p>
          </table:table-cell>
          <table:table-cell office:value-type="string" calcext:value-type="string">
            <text:p>WR</text:p>
          </table:table-cell>
          <table:table-cell office:value-type="float" office:value="71.964345" calcext:value-type="float">
            <text:p>71.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J STROUD</text:p>
          </table:table-cell>
          <table:table-cell office:value-type="string" calcext:value-type="string">
            <text:p>QB</text:p>
          </table:table-cell>
          <table:table-cell office:value-type="float" office:value="79.58652222" calcext:value-type="float">
            <text:p>79.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JAN ROBINSON</text:p>
          </table:table-cell>
          <table:table-cell office:value-type="string" calcext:value-type="string">
            <text:p>RB</text:p>
          </table:table-cell>
          <table:table-cell office:value-type="float" office:value="49.132467" calcext:value-type="float">
            <text:p>49.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KA NACUA</text:p>
          </table:table-cell>
          <table:table-cell office:value-type="string" calcext:value-type="string">
            <text:p>WR</text:p>
          </table:table-cell>
          <table:table-cell office:value-type="float" office:value="70.044378" calcext:value-type="float">
            <text:p>70.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YLER MURRAY</text:p>
          </table:table-cell>
          <table:table-cell office:value-type="string" calcext:value-type="string">
            <text:p>QB</text:p>
          </table:table-cell>
          <table:table-cell office:value-type="float" office:value="76.6951032" calcext:value-type="float">
            <text:p>76.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NATHAN TAYLOR</text:p>
          </table:table-cell>
          <table:table-cell office:value-type="string" calcext:value-type="string">
            <text:p>RB</text:p>
          </table:table-cell>
          <table:table-cell office:value-type="float" office:value="47.039508" calcext:value-type="float">
            <text:p>47.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E BURROW</text:p>
          </table:table-cell>
          <table:table-cell office:value-type="string" calcext:value-type="string">
            <text:p>QB</text:p>
          </table:table-cell>
          <table:table-cell office:value-type="float" office:value="75.34340292" calcext:value-type="float">
            <text:p>75.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EBO SAMUEL</text:p>
          </table:table-cell>
          <table:table-cell office:value-type="string" calcext:value-type="string">
            <text:p>WR</text:p>
          </table:table-cell>
          <table:table-cell office:value-type="float" office:value="67.4778915" calcext:value-type="float">
            <text:p>67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RAKE LONDON</text:p>
          </table:table-cell>
          <table:table-cell office:value-type="string" calcext:value-type="string">
            <text:p>WR</text:p>
          </table:table-cell>
          <table:table-cell office:value-type="float" office:value="67.340751" calcext:value-type="float">
            <text:p>67.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RIS OLAVE</text:p>
          </table:table-cell>
          <table:table-cell office:value-type="string" calcext:value-type="string">
            <text:p>WR</text:p>
          </table:table-cell>
          <table:table-cell office:value-type="float" office:value="67.0076955" calcext:value-type="float">
            <text:p>67.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AQUON BARKLEY</text:p>
          </table:table-cell>
          <table:table-cell office:value-type="string" calcext:value-type="string">
            <text:p>RB</text:p>
          </table:table-cell>
          <table:table-cell office:value-type="float" office:value="45.559638" calcext:value-type="float">
            <text:p>45.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KE EVANS</text:p>
          </table:table-cell>
          <table:table-cell office:value-type="string" calcext:value-type="string">
            <text:p>WR</text:p>
          </table:table-cell>
          <table:table-cell office:value-type="float" office:value="66.557091" calcext:value-type="float">
            <text:p>66.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VIN HARRISON JR</text:p>
          </table:table-cell>
          <table:table-cell office:value-type="string" calcext:value-type="string">
            <text:p>WR</text:p>
          </table:table-cell>
          <table:table-cell office:value-type="float" office:value="66.5374995" calcext:value-type="float">
            <text:p>66.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CO COLLINS</text:p>
          </table:table-cell>
          <table:table-cell office:value-type="string" calcext:value-type="string">
            <text:p>WR</text:p>
          </table:table-cell>
          <table:table-cell office:value-type="float" office:value="66.4983165" calcext:value-type="float">
            <text:p>66.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OPER KUPP</text:p>
          </table:table-cell>
          <table:table-cell office:value-type="string" calcext:value-type="string">
            <text:p>WR</text:p>
          </table:table-cell>
          <table:table-cell office:value-type="float" office:value="66.4591335" calcext:value-type="float">
            <text:p>66.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K METCALF</text:p>
          </table:table-cell>
          <table:table-cell office:value-type="string" calcext:value-type="string">
            <text:p>WR</text:p>
          </table:table-cell>
          <table:table-cell office:value-type="float" office:value="65.89098" calcext:value-type="float">
            <text:p>65.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SIAH PACHECO</text:p>
          </table:table-cell>
          <table:table-cell office:value-type="string" calcext:value-type="string">
            <text:p>RB</text:p>
          </table:table-cell>
          <table:table-cell office:value-type="float" office:value="44.629434" calcext:value-type="float">
            <text:p>44.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K PRESCOTT</text:p>
          </table:table-cell>
          <table:table-cell office:value-type="string" calcext:value-type="string">
            <text:p>QB</text:p>
          </table:table-cell>
          <table:table-cell office:value-type="float" office:value="74.03235528" calcext:value-type="float">
            <text:p>74.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AYLEN WADDLE</text:p>
          </table:table-cell>
          <table:table-cell office:value-type="string" calcext:value-type="string">
            <text:p>WR</text:p>
          </table:table-cell>
          <table:table-cell office:value-type="float" office:value="65.5971075" calcext:value-type="float">
            <text:p>65.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RRICK HENRY</text:p>
          </table:table-cell>
          <table:table-cell office:value-type="string" calcext:value-type="string">
            <text:p>RB</text:p>
          </table:table-cell>
          <table:table-cell office:value-type="float" office:value="44.270037" calcext:value-type="float">
            <text:p>44.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AVIS KELCE</text:p>
          </table:table-cell>
          <table:table-cell office:value-type="string" calcext:value-type="string">
            <text:p>TE</text:p>
          </table:table-cell>
          <table:table-cell office:value-type="float" office:value="37.2878008" calcext:value-type="float">
            <text:p>37.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ANDON AIYUK</text:p>
          </table:table-cell>
          <table:table-cell office:value-type="string" calcext:value-type="string">
            <text:p>WR</text:p>
          </table:table-cell>
          <table:table-cell office:value-type="float" office:value="65.459967" calcext:value-type="float">
            <text:p>65.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VANTE ADAMS</text:p>
          </table:table-cell>
          <table:table-cell office:value-type="string" calcext:value-type="string">
            <text:p>WR</text:p>
          </table:table-cell>
          <table:table-cell office:value-type="float" office:value="65.2444605" calcext:value-type="float">
            <text:p>65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M LAPORTA</text:p>
          </table:table-cell>
          <table:table-cell office:value-type="string" calcext:value-type="string">
            <text:p>TE</text:p>
          </table:table-cell>
          <table:table-cell office:value-type="float" office:value="37.1288672" calcext:value-type="float">
            <text:p>37.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J MOORE</text:p>
          </table:table-cell>
          <table:table-cell office:value-type="string" calcext:value-type="string">
            <text:p>WR</text:p>
          </table:table-cell>
          <table:table-cell office:value-type="float" office:value="64.8918135" calcext:value-type="float">
            <text:p>64.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ARI COOPER</text:p>
          </table:table-cell>
          <table:table-cell office:value-type="string" calcext:value-type="string">
            <text:p>WR</text:p>
          </table:table-cell>
          <table:table-cell office:value-type="float" office:value="64.833039" calcext:value-type="float">
            <text:p>64.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EFON DIGGS</text:p>
          </table:table-cell>
          <table:table-cell office:value-type="string" calcext:value-type="string">
            <text:p>WR</text:p>
          </table:table-cell>
          <table:table-cell office:value-type="float" office:value="64.3432515" calcext:value-type="float">
            <text:p>64.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YREN WILLIAMS</text:p>
          </table:table-cell>
          <table:table-cell office:value-type="string" calcext:value-type="string">
            <text:p>RB</text:p>
          </table:table-cell>
          <table:table-cell office:value-type="float" office:value="43.27641" calcext:value-type="float">
            <text:p>43.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HMYR GIBBS</text:p>
          </table:table-cell>
          <table:table-cell office:value-type="string" calcext:value-type="string">
            <text:p>RB</text:p>
          </table:table-cell>
          <table:table-cell office:value-type="float" office:value="42.895872" calcext:value-type="float">
            <text:p>42.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OCK PURDY</text:p>
          </table:table-cell>
          <table:table-cell office:value-type="string" calcext:value-type="string">
            <text:p>QB</text:p>
          </table:table-cell>
          <table:table-cell office:value-type="float" office:value="72.36051546" calcext:value-type="float">
            <text:p>72.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NK DELL</text:p>
          </table:table-cell>
          <table:table-cell office:value-type="string" calcext:value-type="string">
            <text:p>WR</text:p>
          </table:table-cell>
          <table:table-cell office:value-type="float" office:value="63.9906045" calcext:value-type="float">
            <text:p>63.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K ANDREWS</text:p>
          </table:table-cell>
          <table:table-cell office:value-type="string" calcext:value-type="string">
            <text:p>TE</text:p>
          </table:table-cell>
          <table:table-cell office:value-type="float" office:value="35.7211696" calcext:value-type="float">
            <text:p>35.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ORDAN LOVE</text:p>
          </table:table-cell>
          <table:table-cell office:value-type="string" calcext:value-type="string">
            <text:p>QB</text:p>
          </table:table-cell>
          <table:table-cell office:value-type="float" office:value="72.09119172" calcext:value-type="float">
            <text:p>72.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VONTA SMITH</text:p>
          </table:table-cell>
          <table:table-cell office:value-type="string" calcext:value-type="string">
            <text:p>WR</text:p>
          </table:table-cell>
          <table:table-cell office:value-type="float" office:value="63.775098" calcext:value-type="float">
            <text:p>63.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'VON ACHANE</text:p>
          </table:table-cell>
          <table:table-cell office:value-type="string" calcext:value-type="string">
            <text:p>RB</text:p>
          </table:table-cell>
          <table:table-cell office:value-type="float" office:value="42.409629" calcext:value-type="float">
            <text:p>42.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AVIS ETIENNE JR</text:p>
          </table:table-cell>
          <table:table-cell office:value-type="string" calcext:value-type="string">
            <text:p>RB</text:p>
          </table:table-cell>
          <table:table-cell office:value-type="float" office:value="42.113655" calcext:value-type="float">
            <text:p>42.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RISTIAN KIRK</text:p>
          </table:table-cell>
          <table:table-cell office:value-type="string" calcext:value-type="string">
            <text:p>WR</text:p>
          </table:table-cell>
          <table:table-cell office:value-type="float" office:value="63.304902" calcext:value-type="float">
            <text:p>63.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HIGGINS</text:p>
          </table:table-cell>
          <table:table-cell office:value-type="string" calcext:value-type="string">
            <text:p>WR</text:p>
          </table:table-cell>
          <table:table-cell office:value-type="float" office:value="63.304902" calcext:value-type="float">
            <text:p>63.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ORGE PICKENS</text:p>
          </table:table-cell>
          <table:table-cell office:value-type="string" calcext:value-type="string">
            <text:p>WR</text:p>
          </table:table-cell>
          <table:table-cell office:value-type="float" office:value="63.0893955" calcext:value-type="float">
            <text:p>63.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ORGE KITTLE</text:p>
          </table:table-cell>
          <table:table-cell office:value-type="string" calcext:value-type="string">
            <text:p>TE</text:p>
          </table:table-cell>
          <table:table-cell office:value-type="float" office:value="35.1762544" calcext:value-type="float">
            <text:p>35.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LIK NABERS</text:p>
          </table:table-cell>
          <table:table-cell office:value-type="string" calcext:value-type="string">
            <text:p>WR</text:p>
          </table:table-cell>
          <table:table-cell office:value-type="float" office:value="62.873889" calcext:value-type="float">
            <text:p>62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YDEN DANIELS</text:p>
          </table:table-cell>
          <table:table-cell office:value-type="string" calcext:value-type="string">
            <text:p>QB</text:p>
          </table:table-cell>
          <table:table-cell office:value-type="float" office:value="70.69375722" calcext:value-type="float">
            <text:p>70.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EVOR LAWRENCE</text:p>
          </table:table-cell>
          <table:table-cell office:value-type="string" calcext:value-type="string">
            <text:p>QB</text:p>
          </table:table-cell>
          <table:table-cell office:value-type="float" office:value="70.66834932" calcext:value-type="float">
            <text:p>70.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SH JACOBS</text:p>
          </table:table-cell>
          <table:table-cell office:value-type="string" calcext:value-type="string">
            <text:p>RB</text:p>
          </table:table-cell>
          <table:table-cell office:value-type="float" office:value="41.141169" calcext:value-type="float">
            <text:p>41.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AY FLOWERS</text:p>
          </table:table-cell>
          <table:table-cell office:value-type="string" calcext:value-type="string">
            <text:p>WR</text:p>
          </table:table-cell>
          <table:table-cell office:value-type="float" office:value="62.129412" calcext:value-type="float">
            <text:p>62.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LVIN RIDLEY</text:p>
          </table:table-cell>
          <table:table-cell office:value-type="string" calcext:value-type="string">
            <text:p>WR</text:p>
          </table:table-cell>
          <table:table-cell office:value-type="float" office:value="62.1098205" calcext:value-type="float">
            <text:p>62.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RIS GODWIN</text:p>
          </table:table-cell>
          <table:table-cell office:value-type="string" calcext:value-type="string">
            <text:p>WR</text:p>
          </table:table-cell>
          <table:table-cell office:value-type="float" office:value="61.9922715" calcext:value-type="float">
            <text:p>61.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EY MCBRIDE</text:p>
          </table:table-cell>
          <table:table-cell office:value-type="string" calcext:value-type="string">
            <text:p>TE</text:p>
          </table:table-cell>
          <table:table-cell office:value-type="float" office:value="33.859376" calcext:value-type="float">
            <text:p>33.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LEB WILLIAMS</text:p>
          </table:table-cell>
          <table:table-cell office:value-type="string" calcext:value-type="string">
            <text:p>QB</text:p>
          </table:table-cell>
          <table:table-cell office:value-type="float" office:value="69.80448072" calcext:value-type="float">
            <text:p>69.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CHAEL PITTMAN JR</text:p>
          </table:table-cell>
          <table:table-cell office:value-type="string" calcext:value-type="string">
            <text:p>WR</text:p>
          </table:table-cell>
          <table:table-cell office:value-type="float" office:value="61.776765" calcext:value-type="float">
            <text:p>61.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EENAN ALLEN</text:p>
          </table:table-cell>
          <table:table-cell office:value-type="string" calcext:value-type="string">
            <text:p>WR</text:p>
          </table:table-cell>
          <table:table-cell office:value-type="float" office:value="61.659216" calcext:value-type="float">
            <text:p>61.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CHAAD WHITE</text:p>
          </table:table-cell>
          <table:table-cell office:value-type="string" calcext:value-type="string">
            <text:p>RB</text:p>
          </table:table-cell>
          <table:table-cell office:value-type="float" office:value="40.168683" calcext:value-type="float">
            <text:p>40.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USTIN HERBERT</text:p>
          </table:table-cell>
          <table:table-cell office:value-type="string" calcext:value-type="string">
            <text:p>QB</text:p>
          </table:table-cell>
          <table:table-cell office:value-type="float" office:value="69.37254642" calcext:value-type="float">
            <text:p>69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SHEE RICE</text:p>
          </table:table-cell>
          <table:table-cell office:value-type="string" calcext:value-type="string">
            <text:p>WR</text:p>
          </table:table-cell>
          <table:table-cell office:value-type="float" office:value="61.4045265" calcext:value-type="float">
            <text:p>61.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RRY MCLAURIN</text:p>
          </table:table-cell>
          <table:table-cell office:value-type="string" calcext:value-type="string">
            <text:p>WR</text:p>
          </table:table-cell>
          <table:table-cell office:value-type="float" office:value="61.3653435" calcext:value-type="float">
            <text:p>61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YLE PITTS</text:p>
          </table:table-cell>
          <table:table-cell office:value-type="string" calcext:value-type="string">
            <text:p>TE</text:p>
          </table:table-cell>
          <table:table-cell office:value-type="float" office:value="33.0874128" calcext:value-type="float">
            <text:p>33.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RED GOFF</text:p>
          </table:table-cell>
          <table:table-cell office:value-type="string" calcext:value-type="string">
            <text:p>QB</text:p>
          </table:table-cell>
          <table:table-cell office:value-type="float" office:value="69.11846742" calcext:value-type="float">
            <text:p>69.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ME ODUNZE</text:p>
          </table:table-cell>
          <table:table-cell office:value-type="string" calcext:value-type="string">
            <text:p>WR</text:p>
          </table:table-cell>
          <table:table-cell office:value-type="float" office:value="60.8559645" calcext:value-type="float">
            <text:p>60.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YDEN REED</text:p>
          </table:table-cell>
          <table:table-cell office:value-type="string" calcext:value-type="string">
            <text:p>WR</text:p>
          </table:table-cell>
          <table:table-cell office:value-type="float" office:value="60.7384155" calcext:value-type="float">
            <text:p>60.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LTON KINCAID</text:p>
          </table:table-cell>
          <table:table-cell office:value-type="string" calcext:value-type="string">
            <text:p>TE</text:p>
          </table:table-cell>
          <table:table-cell office:value-type="float" office:value="32.7014312" calcext:value-type="float">
            <text:p>32.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RDAN ADDISON</text:p>
          </table:table-cell>
          <table:table-cell office:value-type="string" calcext:value-type="string">
            <text:p>WR</text:p>
          </table:table-cell>
          <table:table-cell office:value-type="float" office:value="60.40536" calcext:value-type="float">
            <text:p>60.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UA TAGOVAILOA</text:p>
          </table:table-cell>
          <table:table-cell office:value-type="string" calcext:value-type="string">
            <text:p>QB</text:p>
          </table:table-cell>
          <table:table-cell office:value-type="float" office:value="68.22410934" calcext:value-type="float">
            <text:p>68.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string" calcext:value-type="string">
            <text:p>D</text:p>
          </table:table-cell>
          <table:table-cell office:value-type="float" office:value="32.93567" calcext:value-type="float">
            <text:p>32.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TTHEW STAFFORD</text:p>
          </table:table-cell>
          <table:table-cell office:value-type="string" calcext:value-type="string">
            <text:p>QB</text:p>
          </table:table-cell>
          <table:table-cell office:value-type="float" office:value="67.3958118" calcext:value-type="float">
            <text:p>67.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USTIN TUCKER</text:p>
          </table:table-cell>
          <table:table-cell office:value-type="string" calcext:value-type="string">
            <text:p>K</text:p>
          </table:table-cell>
          <table:table-cell office:value-type="float" office:value="20.0486" calcext:value-type="float">
            <text:p>20.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MES COOK</text:p>
          </table:table-cell>
          <table:table-cell office:value-type="string" calcext:value-type="string">
            <text:p>RB</text:p>
          </table:table-cell>
          <table:table-cell office:value-type="float" office:value="37.504917" calcext:value-type="float">
            <text:p>37.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NNETH WALKER III</text:p>
          </table:table-cell>
          <table:table-cell office:value-type="string" calcext:value-type="string">
            <text:p>RB</text:p>
          </table:table-cell>
          <table:table-cell office:value-type="float" office:value="37.378071" calcext:value-type="float">
            <text:p>37.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E MIXON</text:p>
          </table:table-cell>
          <table:table-cell office:value-type="string" calcext:value-type="string">
            <text:p>RB</text:p>
          </table:table-cell>
          <table:table-cell office:value-type="float" office:value="37.314648" calcext:value-type="float">
            <text:p>37.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string" calcext:value-type="string">
            <text:p>D</text:p>
          </table:table-cell>
          <table:table-cell office:value-type="float" office:value="32.11284" calcext:value-type="float">
            <text:p>32.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 YORK J</text:p>
          </table:table-cell>
          <table:table-cell office:value-type="string" calcext:value-type="string">
            <text:p>D</text:p>
          </table:table-cell>
          <table:table-cell office:value-type="float" office:value="31.948274" calcext:value-type="float">
            <text:p>31.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RISON BUTKER</text:p>
          </table:table-cell>
          <table:table-cell office:value-type="string" calcext:value-type="string">
            <text:p>K</text:p>
          </table:table-cell>
          <table:table-cell office:value-type="float" office:value="19.65392" calcext:value-type="float">
            <text:p>19.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SHAUN WATSON </text:p>
          </table:table-cell>
          <table:table-cell office:value-type="string" calcext:value-type="string">
            <text:p>QB</text:p>
          </table:table-cell>
          <table:table-cell office:value-type="float" office:value="66.62849322" calcext:value-type="float">
            <text:p>66.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ARON JONES</text:p>
          </table:table-cell>
          <table:table-cell office:value-type="string" calcext:value-type="string">
            <text:p>RB</text:p>
          </table:table-cell>
          <table:table-cell office:value-type="float" office:value="36.976392" calcext:value-type="float">
            <text:p>36.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D</text:p>
          </table:table-cell>
          <table:table-cell office:value-type="float" office:value="31.783708" calcext:value-type="float">
            <text:p>31.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KE FERGUSON</text:p>
          </table:table-cell>
          <table:table-cell office:value-type="string" calcext:value-type="string">
            <text:p>TE</text:p>
          </table:table-cell>
          <table:table-cell office:value-type="float" office:value="30.0222648" calcext:value-type="float">
            <text:p>30.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ANDON AUBREY</text:p>
          </table:table-cell>
          <table:table-cell office:value-type="string" calcext:value-type="string">
            <text:p>K</text:p>
          </table:table-cell>
          <table:table-cell office:value-type="float" office:value="19.0619" calcext:value-type="float">
            <text:p>19.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VIN KAMARA</text:p>
          </table:table-cell>
          <table:table-cell office:value-type="string" calcext:value-type="string">
            <text:p>RB</text:p>
          </table:table-cell>
          <table:table-cell office:value-type="float" office:value="36.595854" calcext:value-type="float">
            <text:p>36.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NSAS CITY</text:p>
          </table:table-cell>
          <table:table-cell office:value-type="string" calcext:value-type="string">
            <text:p>D</text:p>
          </table:table-cell>
          <table:table-cell office:value-type="float" office:value="31.125444" calcext:value-type="float">
            <text:p>31.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VID NJOKU</text:p>
          </table:table-cell>
          <table:table-cell office:value-type="string" calcext:value-type="string">
            <text:p>TE</text:p>
          </table:table-cell>
          <table:table-cell office:value-type="float" office:value="29.7952168" calcext:value-type="float">
            <text:p>29.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VAN MCPHERSON</text:p>
          </table:table-cell>
          <table:table-cell office:value-type="string" calcext:value-type="string">
            <text:p>K</text:p>
          </table:table-cell>
          <table:table-cell office:value-type="float" office:value="18.86456" calcext:value-type="float">
            <text:p>18.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AVIER WORTHY</text:p>
          </table:table-cell>
          <table:table-cell office:value-type="string" calcext:value-type="string">
            <text:p>WR</text:p>
          </table:table-cell>
          <table:table-cell office:value-type="float" office:value="57.7213245" calcext:value-type="float">
            <text:p>57.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ID MONTGOMERY</text:p>
          </table:table-cell>
          <table:table-cell office:value-type="string" calcext:value-type="string">
            <text:p>RB</text:p>
          </table:table-cell>
          <table:table-cell office:value-type="float" office:value="36.363303" calcext:value-type="float">
            <text:p>36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MES CONNOR</text:p>
          </table:table-cell>
          <table:table-cell office:value-type="string" calcext:value-type="string">
            <text:p>RB</text:p>
          </table:table-cell>
          <table:table-cell office:value-type="float" office:value="36.151893" calcext:value-type="float">
            <text:p>36.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KER MAYFIELD</text:p>
          </table:table-cell>
          <table:table-cell office:value-type="string" calcext:value-type="string">
            <text:p>QB</text:p>
          </table:table-cell>
          <table:table-cell office:value-type="float" office:value="65.43432192" calcext:value-type="float">
            <text:p>65.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ARON RODGERS</text:p>
          </table:table-cell>
          <table:table-cell office:value-type="string" calcext:value-type="string">
            <text:p>QB</text:p>
          </table:table-cell>
          <table:table-cell office:value-type="float" office:value="65.43432192" calcext:value-type="float">
            <text:p>65.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DD MCCONKEY</text:p>
          </table:table-cell>
          <table:table-cell office:value-type="string" calcext:value-type="string">
            <text:p>WR</text:p>
          </table:table-cell>
          <table:table-cell office:value-type="float" office:value="57.0943965" calcext:value-type="float">
            <text:p>57.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D</text:p>
          </table:table-cell>
          <table:table-cell office:value-type="float" office:value="30.46718" calcext:value-type="float">
            <text:p>30.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AN ENGRAM</text:p>
          </table:table-cell>
          <table:table-cell office:value-type="string" calcext:value-type="string">
            <text:p>TE</text:p>
          </table:table-cell>
          <table:table-cell office:value-type="float" office:value="29.091368" calcext:value-type="float">
            <text:p>29.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CK BOWERS</text:p>
          </table:table-cell>
          <table:table-cell office:value-type="string" calcext:value-type="string">
            <text:p>TE</text:p>
          </table:table-cell>
          <table:table-cell office:value-type="float" office:value="28.9097296" calcext:value-type="float">
            <text:p>28.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JEE HARRIS</text:p>
          </table:table-cell>
          <table:table-cell office:value-type="string" calcext:value-type="string">
            <text:p>RB</text:p>
          </table:table-cell>
          <table:table-cell office:value-type="float" office:value="35.559945" calcext:value-type="float">
            <text:p>35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string" calcext:value-type="string">
            <text:p>D</text:p>
          </table:table-cell>
          <table:table-cell office:value-type="float" office:value="30.138048" calcext:value-type="float">
            <text:p>30.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OUNGHOE KOO</text:p>
          </table:table-cell>
          <table:table-cell office:value-type="string" calcext:value-type="string">
            <text:p>K</text:p>
          </table:table-cell>
          <table:table-cell office:value-type="float" office:value="17.68052" calcext:value-type="float">
            <text:p>17.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ONTAE JOHNSON</text:p>
          </table:table-cell>
          <table:table-cell office:value-type="string" calcext:value-type="string">
            <text:p>WR</text:p>
          </table:table-cell>
          <table:table-cell office:value-type="float" office:value="56.48706" calcext:value-type="float">
            <text:p>56.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AN WATSON</text:p>
          </table:table-cell>
          <table:table-cell office:value-type="string" calcext:value-type="string">
            <text:p>WR</text:p>
          </table:table-cell>
          <table:table-cell office:value-type="float" office:value="56.369511" calcext:value-type="float">
            <text:p>56.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HAMONDRE STEVENSON</text:p>
          </table:table-cell>
          <table:table-cell office:value-type="string" calcext:value-type="string">
            <text:p>RB</text:p>
          </table:table-cell>
          <table:table-cell office:value-type="float" office:value="35.094843" calcext:value-type="float">
            <text:p>35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LLAS GOEDERT</text:p>
          </table:table-cell>
          <table:table-cell office:value-type="string" calcext:value-type="string">
            <text:p>TE</text:p>
          </table:table-cell>
          <table:table-cell office:value-type="float" office:value="28.0015376" calcext:value-type="float">
            <text:p>28.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G ZUERLEIN</text:p>
          </table:table-cell>
          <table:table-cell office:value-type="string" calcext:value-type="string">
            <text:p>K</text:p>
          </table:table-cell>
          <table:table-cell office:value-type="float" office:value="17.0885" calcext:value-type="float">
            <text:p>17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ERON DICKER</text:p>
          </table:table-cell>
          <table:table-cell office:value-type="string" calcext:value-type="string">
            <text:p>K</text:p>
          </table:table-cell>
          <table:table-cell office:value-type="float" office:value="17.0885" calcext:value-type="float">
            <text:p>17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 DARNOLD</text:p>
          </table:table-cell>
          <table:table-cell office:value-type="string" calcext:value-type="string">
            <text:p>QB</text:p>
          </table:table-cell>
          <table:table-cell office:value-type="float" office:value="64.16392692" calcext:value-type="float">
            <text:p>64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K COUSINS</text:p>
          </table:table-cell>
          <table:table-cell office:value-type="string" calcext:value-type="string">
            <text:p>QB</text:p>
          </table:table-cell>
          <table:table-cell office:value-type="float" office:value="64.0673769" calcext:value-type="float">
            <text:p>64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TIS SAMUEL</text:p>
          </table:table-cell>
          <table:table-cell office:value-type="string" calcext:value-type="string">
            <text:p>WR</text:p>
          </table:table-cell>
          <table:table-cell office:value-type="float" office:value="56.0364555" calcext:value-type="float">
            <text:p>56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LYWOOD BROWN</text:p>
          </table:table-cell>
          <table:table-cell office:value-type="string" calcext:value-type="string">
            <text:p>WR</text:p>
          </table:table-cell>
          <table:table-cell office:value-type="float" office:value="55.9189065" calcext:value-type="float">
            <text:p>55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RTLAND SUTTON</text:p>
          </table:table-cell>
          <table:table-cell office:value-type="string" calcext:value-type="string">
            <text:p>WR</text:p>
          </table:table-cell>
          <table:table-cell office:value-type="float" office:value="55.9189065" calcext:value-type="float">
            <text:p>55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ON WILLIAMS</text:p>
          </table:table-cell>
          <table:table-cell office:value-type="string" calcext:value-type="string">
            <text:p>WR</text:p>
          </table:table-cell>
          <table:table-cell office:value-type="float" office:value="55.8797235" calcext:value-type="float">
            <text:p>55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D</text:p>
          </table:table-cell>
          <table:table-cell office:value-type="float" office:value="29.315218" calcext:value-type="float">
            <text:p>29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KE MOODY</text:p>
          </table:table-cell>
          <table:table-cell office:value-type="string" calcext:value-type="string">
            <text:p>K</text:p>
          </table:table-cell>
          <table:table-cell office:value-type="float" office:value="16.89116" calcext:value-type="float">
            <text:p>16.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'IMI FAIRBAIRN</text:p>
          </table:table-cell>
          <table:table-cell office:value-type="string" calcext:value-type="string">
            <text:p>K</text:p>
          </table:table-cell>
          <table:table-cell office:value-type="float" office:value="16.69382" calcext:value-type="float">
            <text:p>16.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 LEVIS</text:p>
          </table:table-cell>
          <table:table-cell office:value-type="string" calcext:value-type="string">
            <text:p>QB</text:p>
          </table:table-cell>
          <table:table-cell office:value-type="float" office:value="63.72182946" calcext:value-type="float">
            <text:p>63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IN SINGELTARY</text:p>
          </table:table-cell>
          <table:table-cell office:value-type="string" calcext:value-type="string">
            <text:p>RB</text:p>
          </table:table-cell>
          <table:table-cell office:value-type="float" office:value="34.333767" calcext:value-type="float">
            <text:p>34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'ANDRE SWIFT</text:p>
          </table:table-cell>
          <table:table-cell office:value-type="string" calcext:value-type="string">
            <text:p>RB</text:p>
          </table:table-cell>
          <table:table-cell office:value-type="float" office:value="34.18578" calcext:value-type="float">
            <text:p>34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string" calcext:value-type="string">
            <text:p>D</text:p>
          </table:table-cell>
          <table:table-cell office:value-type="float" office:value="28.82152" calcext:value-type="float">
            <text:p>28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D</text:p>
          </table:table-cell>
          <table:table-cell office:value-type="float" office:value="28.82152" calcext:value-type="float">
            <text:p>28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STIN HOPKINS</text:p>
          </table:table-cell>
          <table:table-cell office:value-type="string" calcext:value-type="string">
            <text:p>K</text:p>
          </table:table-cell>
          <table:table-cell office:value-type="float" office:value="16.29914" calcext:value-type="float">
            <text:p>16.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 SMITH</text:p>
          </table:table-cell>
          <table:table-cell office:value-type="string" calcext:value-type="string">
            <text:p>QB</text:p>
          </table:table-cell>
          <table:table-cell office:value-type="float" office:value="63.43726098" calcext:value-type="float">
            <text:p>6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KE MAYE</text:p>
          </table:table-cell>
          <table:table-cell office:value-type="string" calcext:value-type="string">
            <text:p>QB</text:p>
          </table:table-cell>
          <table:table-cell office:value-type="float" office:value="59.60574966" calcext:value-type="float">
            <text:p>5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 NIX</text:p>
          </table:table-cell>
          <table:table-cell office:value-type="string" calcext:value-type="string">
            <text:p>QB</text:p>
          </table:table-cell>
          <table:table-cell office:value-type="float" office:value="56.9785728" calcext:value-type="float">
            <text:p>5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EK CARR</text:p>
          </table:table-cell>
          <table:table-cell office:value-type="string" calcext:value-type="string">
            <text:p>QB</text:p>
          </table:table-cell>
          <table:table-cell office:value-type="float" office:value="56.6228622" calcext:value-type="float">
            <text:p>5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CE YOUNG</text:p>
          </table:table-cell>
          <table:table-cell office:value-type="string" calcext:value-type="string">
            <text:p>QB</text:p>
          </table:table-cell>
          <table:table-cell office:value-type="float" office:value="56.45517006" calcext:value-type="float">
            <text:p>5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QB</text:p>
          </table:table-cell>
          <table:table-cell office:value-type="float" office:value="55.48458828" calcext:value-type="float">
            <text:p>5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AN THOMAS JR</text:p>
          </table:table-cell>
          <table:table-cell office:value-type="string" calcext:value-type="string">
            <text:p>WR</text:p>
          </table:table-cell>
          <table:table-cell office:value-type="float" office:value="55.389936" calcext:value-type="float">
            <text:p>5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HUA PALMER</text:p>
          </table:table-cell>
          <table:table-cell office:value-type="string" calcext:value-type="string">
            <text:p>WR</text:p>
          </table:table-cell>
          <table:table-cell office:value-type="float" office:value="55.31157" calcext:value-type="float">
            <text:p>5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NDRE HOPKINS</text:p>
          </table:table-cell>
          <table:table-cell office:value-type="string" calcext:value-type="string">
            <text:p>WR</text:p>
          </table:table-cell>
          <table:table-cell office:value-type="float" office:value="55.2136125" calcext:value-type="float">
            <text:p>5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LER LOCKETT</text:p>
          </table:table-cell>
          <table:table-cell office:value-type="string" calcext:value-type="string">
            <text:p>WR</text:p>
          </table:table-cell>
          <table:table-cell office:value-type="float" office:value="55.1744295" calcext:value-type="float">
            <text:p>5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RRY JEUDY</text:p>
          </table:table-cell>
          <table:table-cell office:value-type="string" calcext:value-type="string">
            <text:p>WR</text:p>
          </table:table-cell>
          <table:table-cell office:value-type="float" office:value="54.91974" calcext:value-type="float">
            <text:p>5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E DAVIS</text:p>
          </table:table-cell>
          <table:table-cell office:value-type="string" calcext:value-type="string">
            <text:p>WR</text:p>
          </table:table-cell>
          <table:table-cell office:value-type="float" office:value="54.880557" calcext:value-type="float">
            <text:p>5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EO DOUBS</text:p>
          </table:table-cell>
          <table:table-cell office:value-type="string" calcext:value-type="string">
            <text:p>WR</text:p>
          </table:table-cell>
          <table:table-cell office:value-type="float" office:value="54.7434165" calcext:value-type="float">
            <text:p>54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XON SMITH-NJIGBA</text:p>
          </table:table-cell>
          <table:table-cell office:value-type="string" calcext:value-type="string">
            <text:p>WR</text:p>
          </table:table-cell>
          <table:table-cell office:value-type="float" office:value="54.684642" calcext:value-type="float">
            <text:p>5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HLIL SHAKIR</text:p>
          </table:table-cell>
          <table:table-cell office:value-type="string" calcext:value-type="string">
            <text:p>WR</text:p>
          </table:table-cell>
          <table:table-cell office:value-type="float" office:value="54.449544" calcext:value-type="float">
            <text:p>5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ON COLEMAN</text:p>
          </table:table-cell>
          <table:table-cell office:value-type="string" calcext:value-type="string">
            <text:p>WR</text:p>
          </table:table-cell>
          <table:table-cell office:value-type="float" office:value="54.1556715" calcext:value-type="float">
            <text:p>5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KE WILLIAMS</text:p>
          </table:table-cell>
          <table:table-cell office:value-type="string" calcext:value-type="string">
            <text:p>WR</text:p>
          </table:table-cell>
          <table:table-cell office:value-type="float" office:value="53.6854755" calcext:value-type="float">
            <text:p>5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HID SHAHEED</text:p>
          </table:table-cell>
          <table:table-cell office:value-type="string" calcext:value-type="string">
            <text:p>WR</text:p>
          </table:table-cell>
          <table:table-cell office:value-type="float" office:value="53.587518" calcext:value-type="float">
            <text:p>5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ARIO DOUGLAS</text:p>
          </table:table-cell>
          <table:table-cell office:value-type="string" calcext:value-type="string">
            <text:p>WR</text:p>
          </table:table-cell>
          <table:table-cell office:value-type="float" office:value="53.0585475" calcext:value-type="float">
            <text:p>5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 THIELEN</text:p>
          </table:table-cell>
          <table:table-cell office:value-type="string" calcext:value-type="string">
            <text:p>WR</text:p>
          </table:table-cell>
          <table:table-cell office:value-type="float" office:value="52.7059005" calcext:value-type="float">
            <text:p>5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ELL WILSON</text:p>
          </table:table-cell>
          <table:table-cell office:value-type="string" calcext:value-type="string">
            <text:p>QB</text:p>
          </table:table-cell>
          <table:table-cell office:value-type="float" office:value="52.57792452" calcext:value-type="float">
            <text:p>5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IN COOKS</text:p>
          </table:table-cell>
          <table:table-cell office:value-type="string" calcext:value-type="string">
            <text:p>WR</text:p>
          </table:table-cell>
          <table:table-cell office:value-type="float" office:value="52.5491685" calcext:value-type="float">
            <text:p>5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OBI MEYERS</text:p>
          </table:table-cell>
          <table:table-cell office:value-type="string" calcext:value-type="string">
            <text:p>WR</text:p>
          </table:table-cell>
          <table:table-cell office:value-type="float" office:value="52.2513777" calcext:value-type="float">
            <text:p>5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H DOWNS</text:p>
          </table:table-cell>
          <table:table-cell office:value-type="string" calcext:value-type="string">
            <text:p>WR</text:p>
          </table:table-cell>
          <table:table-cell office:value-type="float" office:value="51.981015" calcext:value-type="float">
            <text:p>5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 WILSON</text:p>
          </table:table-cell>
          <table:table-cell office:value-type="string" calcext:value-type="string">
            <text:p>WR</text:p>
          </table:table-cell>
          <table:table-cell office:value-type="float" office:value="51.6087765" calcext:value-type="float">
            <text:p>5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Y PEARSALL</text:p>
          </table:table-cell>
          <table:table-cell office:value-type="string" calcext:value-type="string">
            <text:p>WR</text:p>
          </table:table-cell>
          <table:table-cell office:value-type="float" office:value="51.510819" calcext:value-type="float">
            <text:p>5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NELL MOONEY</text:p>
          </table:table-cell>
          <table:table-cell office:value-type="string" calcext:value-type="string">
            <text:p>WR</text:p>
          </table:table-cell>
          <table:table-cell office:value-type="float" office:value="51.39327" calcext:value-type="float">
            <text:p>5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'LYNN POLK</text:p>
          </table:table-cell>
          <table:table-cell office:value-type="string" calcext:value-type="string">
            <text:p>WR</text:p>
          </table:table-cell>
          <table:table-cell office:value-type="float" office:value="51.079806" calcext:value-type="float">
            <text:p>5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'DALE ROBINSON</text:p>
          </table:table-cell>
          <table:table-cell office:value-type="string" calcext:value-type="string">
            <text:p>WR</text:p>
          </table:table-cell>
          <table:table-cell office:value-type="float" office:value="50.962257" calcext:value-type="float">
            <text:p>5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LEGETTE</text:p>
          </table:table-cell>
          <table:table-cell office:value-type="string" calcext:value-type="string">
            <text:p>WR</text:p>
          </table:table-cell>
          <table:table-cell office:value-type="float" office:value="50.844708" calcext:value-type="float">
            <text:p>5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NAI MITCHELL</text:p>
          </table:table-cell>
          <table:table-cell office:value-type="string" calcext:value-type="string">
            <text:p>WR</text:p>
          </table:table-cell>
          <table:table-cell office:value-type="float" office:value="50.8251165" calcext:value-type="float">
            <text:p>5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TAYVION WICKS</text:p>
          </table:table-cell>
          <table:table-cell office:value-type="string" calcext:value-type="string">
            <text:p>WR</text:p>
          </table:table-cell>
          <table:table-cell office:value-type="float" office:value="50.7075675" calcext:value-type="float">
            <text:p>5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ARCUS ROBINSON</text:p>
          </table:table-cell>
          <table:table-cell office:value-type="string" calcext:value-type="string">
            <text:p>WR</text:p>
          </table:table-cell>
          <table:table-cell office:value-type="float" office:value="50.413695" calcext:value-type="float">
            <text:p>5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WILSON</text:p>
          </table:table-cell>
          <table:table-cell office:value-type="string" calcext:value-type="string">
            <text:p>WR</text:p>
          </table:table-cell>
          <table:table-cell office:value-type="float" office:value="50.3549205" calcext:value-type="float">
            <text:p>5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EN MCMILLAN</text:p>
          </table:table-cell>
          <table:table-cell office:value-type="string" calcext:value-type="string">
            <text:p>WR</text:p>
          </table:table-cell>
          <table:table-cell office:value-type="float" office:value="50.21778" calcext:value-type="float">
            <text:p>5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NTIN JOHNSON</text:p>
          </table:table-cell>
          <table:table-cell office:value-type="string" calcext:value-type="string">
            <text:p>WR</text:p>
          </table:table-cell>
          <table:table-cell office:value-type="float" office:value="49.9239075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DNER MINSHEW</text:p>
          </table:table-cell>
          <table:table-cell office:value-type="string" calcext:value-type="string">
            <text:p>QB</text:p>
          </table:table-cell>
          <table:table-cell office:value-type="float" office:value="44.55919128" calcext:value-type="float">
            <text:p>4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POLLARD</text:p>
          </table:table-cell>
          <table:table-cell office:value-type="string" calcext:value-type="string">
            <text:p>RB</text:p>
          </table:table-cell>
          <table:table-cell office:value-type="float" office:value="33.826383" calcext:value-type="float">
            <text:p>3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ONTE WILLIAMS</text:p>
          </table:table-cell>
          <table:table-cell office:value-type="string" calcext:value-type="string">
            <text:p>RB</text:p>
          </table:table-cell>
          <table:table-cell office:value-type="float" office:value="33.424704" calcext:value-type="float">
            <text:p>3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HEEM MOSTERT</text:p>
          </table:table-cell>
          <table:table-cell office:value-type="string" calcext:value-type="string">
            <text:p>RB</text:p>
          </table:table-cell>
          <table:table-cell office:value-type="float" office:value="33.12873" calcext:value-type="float">
            <text:p>3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MIR WHITE</text:p>
          </table:table-cell>
          <table:table-cell office:value-type="string" calcext:value-type="string">
            <text:p>RB</text:p>
          </table:table-cell>
          <table:table-cell office:value-type="float" office:value="33.065307" calcext:value-type="float">
            <text:p>3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YLEN WARREN</text:p>
          </table:table-cell>
          <table:table-cell office:value-type="string" calcext:value-type="string">
            <text:p>RB</text:p>
          </table:table-cell>
          <table:table-cell office:value-type="float" office:value="32.557923" calcext:value-type="float">
            <text:p>3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CK MOSS</text:p>
          </table:table-cell>
          <table:table-cell office:value-type="string" calcext:value-type="string">
            <text:p>RB</text:p>
          </table:table-cell>
          <table:table-cell office:value-type="float" office:value="32.261949" calcext:value-type="float">
            <text:p>3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JAE SPEARS</text:p>
          </table:table-cell>
          <table:table-cell office:value-type="string" calcext:value-type="string">
            <text:p>RB</text:p>
          </table:table-cell>
          <table:table-cell office:value-type="float" office:value="31.543155" calcext:value-type="float">
            <text:p>3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AN ROBINSON</text:p>
          </table:table-cell>
          <table:table-cell office:value-type="string" calcext:value-type="string">
            <text:p>RB</text:p>
          </table:table-cell>
          <table:table-cell office:value-type="float" office:value="31.141476" calcext:value-type="float">
            <text:p>3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 EDWARDS</text:p>
          </table:table-cell>
          <table:table-cell office:value-type="string" calcext:value-type="string">
            <text:p>RB</text:p>
          </table:table-cell>
          <table:table-cell office:value-type="float" office:value="31.099194" calcext:value-type="float">
            <text:p>31.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ON BROOKS</text:p>
          </table:table-cell>
          <table:table-cell office:value-type="string" calcext:value-type="string">
            <text:p>RB</text:p>
          </table:table-cell>
          <table:table-cell office:value-type="float" office:value="30.549528" calcext:value-type="float">
            <text:p>3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 CHUBB</text:p>
          </table:table-cell>
          <table:table-cell office:value-type="string" calcext:value-type="string">
            <text:p>RB</text:p>
          </table:table-cell>
          <table:table-cell office:value-type="float" office:value="29.767311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EKIEL ELLIOTT</text:p>
          </table:table-cell>
          <table:table-cell office:value-type="string" calcext:value-type="string">
            <text:p>RB</text:p>
          </table:table-cell>
          <table:table-cell office:value-type="float" office:value="29.259927" calcext:value-type="float">
            <text:p>2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IN EKELER</text:p>
          </table:table-cell>
          <table:table-cell office:value-type="string" calcext:value-type="string">
            <text:p>RB</text:p>
          </table:table-cell>
          <table:table-cell office:value-type="float" office:value="28.879389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E BROWN</text:p>
          </table:table-cell>
          <table:table-cell office:value-type="string" calcext:value-type="string">
            <text:p>RB</text:p>
          </table:table-cell>
          <table:table-cell office:value-type="float" office:value="28.879389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ROIT</text:p>
          </table:table-cell>
          <table:table-cell office:value-type="string" calcext:value-type="string">
            <text:p>D</text:p>
          </table:table-cell>
          <table:table-cell office:value-type="float" office:value="28.656954" calcext:value-type="float">
            <text:p>2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string" calcext:value-type="string">
            <text:p>D</text:p>
          </table:table-cell>
          <table:table-cell office:value-type="float" office:value="28.492388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D</text:p>
          </table:table-cell>
          <table:table-cell office:value-type="float" office:value="28.492388" calcext:value-type="float">
            <text:p>2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float" office:value="28.163256" calcext:value-type="float">
            <text:p>2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ORLEANS</text:p>
          </table:table-cell>
          <table:table-cell office:value-type="string" calcext:value-type="string">
            <text:p>D</text:p>
          </table:table-cell>
          <table:table-cell office:value-type="float" office:value="27.99869" calcext:value-type="float">
            <text:p>28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BAY</text:p>
          </table:table-cell>
          <table:table-cell office:value-type="string" calcext:value-type="string">
            <text:p>D</text:p>
          </table:table-cell>
          <table:table-cell office:value-type="float" office:value="27.99869" calcext:value-type="float">
            <text:p>28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TON SCHULTZ</text:p>
          </table:table-cell>
          <table:table-cell office:value-type="string" calcext:value-type="string">
            <text:p>TE</text:p>
          </table:table-cell>
          <table:table-cell office:value-type="float" office:value="26.934412" calcext:value-type="float">
            <text:p>2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 FREIERMUTH</text:p>
          </table:table-cell>
          <table:table-cell office:value-type="string" calcext:value-type="string">
            <text:p>TE</text:p>
          </table:table-cell>
          <table:table-cell office:value-type="float" office:value="25.5267144" calcext:value-type="float">
            <text:p>2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J HOCKENSON</text:p>
          </table:table-cell>
          <table:table-cell office:value-type="string" calcext:value-type="string">
            <text:p>TE</text:p>
          </table:table-cell>
          <table:table-cell office:value-type="float" office:value="25.231552" calcext:value-type="float">
            <text:p>2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 KMET</text:p>
          </table:table-cell>
          <table:table-cell office:value-type="string" calcext:value-type="string">
            <text:p>TE</text:p>
          </table:table-cell>
          <table:table-cell office:value-type="float" office:value="25.1861424" calcext:value-type="float">
            <text:p>2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CH CHARBONNET</text:p>
          </table:table-cell>
          <table:table-cell office:value-type="string" calcext:value-type="string">
            <text:p>RB</text:p>
          </table:table-cell>
          <table:table-cell office:value-type="float" office:value="24.67233" calcext:value-type="float">
            <text:p>2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ROME FORD</text:p>
          </table:table-cell>
          <table:table-cell office:value-type="string" calcext:value-type="string">
            <text:p>RB</text:p>
          </table:table-cell>
          <table:table-cell office:value-type="float" office:value="24.376356" calcext:value-type="float">
            <text:p>2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SOM HILL</text:p>
          </table:table-cell>
          <table:table-cell office:value-type="string" calcext:value-type="string">
            <text:p>TE</text:p>
          </table:table-cell>
          <table:table-cell office:value-type="float" office:value="24.11447584" calcext:value-type="float">
            <text:p>2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BA HUBBARD</text:p>
          </table:table-cell>
          <table:table-cell office:value-type="string" calcext:value-type="string">
            <text:p>RB</text:p>
          </table:table-cell>
          <table:table-cell office:value-type="float" office:value="23.234742" calcext:value-type="float">
            <text:p>2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Y BENSON</text:p>
          </table:table-cell>
          <table:table-cell office:value-type="string" calcext:value-type="string">
            <text:p>RB</text:p>
          </table:table-cell>
          <table:table-cell office:value-type="float" office:value="21.966282" calcext:value-type="float">
            <text:p>2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LIL HERBERT</text:p>
          </table:table-cell>
          <table:table-cell office:value-type="string" calcext:value-type="string">
            <text:p>RB</text:p>
          </table:table-cell>
          <table:table-cell office:value-type="float" office:value="20.761245" calcext:value-type="float">
            <text:p>2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LER ALLGEIER</text:p>
          </table:table-cell>
          <table:table-cell office:value-type="string" calcext:value-type="string">
            <text:p>RB</text:p>
          </table:table-cell>
          <table:table-cell office:value-type="float" office:value="20.740104" calcext:value-type="float">
            <text:p>2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KE CORUM</text:p>
          </table:table-cell>
          <table:table-cell office:value-type="string" calcext:value-type="string">
            <text:p>RB</text:p>
          </table:table-cell>
          <table:table-cell office:value-type="float" office:value="20.718963" calcext:value-type="float">
            <text:p>2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 CHANDLER</text:p>
          </table:table-cell>
          <table:table-cell office:value-type="string" calcext:value-type="string">
            <text:p>RB</text:p>
          </table:table-cell>
          <table:table-cell office:value-type="float" office:value="20.253861" calcext:value-type="float">
            <text:p>2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O DOWDLE</text:p>
          </table:table-cell>
          <table:table-cell office:value-type="string" calcext:value-type="string">
            <text:p>RB</text:p>
          </table:table-cell>
          <table:table-cell office:value-type="float" office:value="19.936746" calcext:value-type="float">
            <text:p>1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EEL MCLAUGHLIN</text:p>
          </table:table-cell>
          <table:table-cell office:value-type="string" calcext:value-type="string">
            <text:p>RB</text:p>
          </table:table-cell>
          <table:table-cell office:value-type="float" office:value="19.661913" calcext:value-type="float">
            <text:p>1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GIBSON</text:p>
          </table:table-cell>
          <table:table-cell office:value-type="string" calcext:value-type="string">
            <text:p>RB</text:p>
          </table:table-cell>
          <table:table-cell office:value-type="float" office:value="18.879696" calcext:value-type="float">
            <text:p>1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K DOBBINS</text:p>
          </table:table-cell>
          <table:table-cell office:value-type="string" calcext:value-type="string">
            <text:p>RB</text:p>
          </table:table-cell>
          <table:table-cell office:value-type="float" office:value="16.8353613" calcext:value-type="float">
            <text:p>1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TIN FIELDS</text:p>
          </table:table-cell>
          <table:table-cell office:value-type="string" calcext:value-type="string">
            <text:p>QB</text:p>
          </table:table-cell>
          <table:table-cell office:value-type="float" office:value="16.30560648" calcext:value-type="float">
            <text:p>1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LER BASS</text:p>
          </table:table-cell>
          <table:table-cell office:value-type="string" calcext:value-type="string">
            <text:p>K</text:p>
          </table:table-cell>
          <table:table-cell office:value-type="float" office:value="16.1018" calcext:value-type="float">
            <text:p>16.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CARLSON</text:p>
          </table:table-cell>
          <table:table-cell office:value-type="string" calcext:value-type="string">
            <text:p>K</text:p>
          </table:table-cell>
          <table:table-cell office:value-type="float" office:value="16.1018" calcext:value-type="float">
            <text:p>16.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N SANDERS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KE GRUPE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N MYERS</text:p>
          </table:table-cell>
          <table:table-cell office:value-type="string" calcext:value-type="string">
            <text:p>K</text:p>
          </table:table-cell>
          <table:table-cell office:value-type="float" office:value="15.90446" calcext:value-type="float">
            <text:p>15.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E ELLIOTT</text:p>
          </table:table-cell>
          <table:table-cell office:value-type="string" calcext:value-type="string">
            <text:p>K</text:p>
          </table:table-cell>
          <table:table-cell office:value-type="float" office:value="15.70712" calcext:value-type="float">
            <text:p>1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 WILSON JR</text:p>
          </table:table-cell>
          <table:table-cell office:value-type="string" calcext:value-type="string">
            <text:p>RB</text:p>
          </table:table-cell>
          <table:table-cell office:value-type="float" office:value="15.433713" calcext:value-type="float">
            <text:p>15.4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Knapsack trueworth'.A1:'Knapsack trueworth'.D209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text>$</number:text>
      <number:number number:decimal-places="0" number:min-decimal-places="0" number:min-integer-digits="1" number:grouping="true"/>
    </number:number-style>
    <number:number-style style:name="N170">
      <number:text>$</number:text>
      <number:number number:decimal-places="2" number:min-decimal-places="2" number:min-integer-digits="1" number:grouping="true"/>
    </number:number-style>
    <number:number-style style:name="N171">
      <number:number number:decimal-places="5" number:min-decimal-places="5"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3">
      <number:number number:decimal-places="3" number:min-decimal-places="3" number:min-integer-digits="1"/>
    </number:number-style>
    <number:currency-style style:name="N17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75P0"/>
    </number:currency-style>
    <number:number-style style:name="N17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22:17:00.450542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1:30:52.931164512</meta:creation-date>
    <dc:date>2024-08-27T22:17:39.055171622</dc:date>
    <meta:editing-duration>PT1M26S</meta:editing-duration>
    <meta:editing-cycles>3</meta:editing-cycles>
    <meta:generator>LibreOffice/24.2.4.2$Linux_X86_64 LibreOffice_project/420$Build-2</meta:generator>
    <meta:document-statistic meta:table-count="1" meta:cell-count="836" meta:object-count="0"/>
  </office:meta>
</office:document-meta>
</file>